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fo:font-size="10pt" officeooo:rsid="0008d424" officeooo:paragraph-rsid="00075fd0"/>
    </style:style>
    <style:style style:name="P2" style:family="paragraph" style:parent-style-name="Standard">
      <style:text-properties fo:color="#000000" fo:font-size="10pt" officeooo:rsid="0008d424" officeooo:paragraph-rsid="000ac3c5"/>
    </style:style>
    <style:style style:name="P3" style:family="paragraph" style:parent-style-name="Standard">
      <style:text-properties fo:color="#000000" fo:font-size="10pt" officeooo:rsid="0008d424" officeooo:paragraph-rsid="000ce5ab"/>
    </style:style>
    <style:style style:name="P4" style:family="paragraph" style:parent-style-name="Standard">
      <style:text-properties fo:color="#000000" fo:font-size="10pt" officeooo:rsid="0008d424" officeooo:paragraph-rsid="001cabe3"/>
    </style:style>
    <style:style style:name="P5" style:family="paragraph" style:parent-style-name="Standard">
      <style:text-properties officeooo:paragraph-rsid="000bbc6c"/>
    </style:style>
    <style:style style:name="P6" style:family="paragraph" style:parent-style-name="Standard">
      <style:text-properties officeooo:paragraph-rsid="000ce5ab"/>
    </style:style>
    <style:style style:name="P7" style:family="paragraph" style:parent-style-name="Standard">
      <style:text-properties fo:color="#ff3333" officeooo:rsid="000ce5ab" officeooo:paragraph-rsid="000ce5ab"/>
    </style:style>
    <style:style style:name="P8" style:family="paragraph" style:parent-style-name="Standard">
      <style:text-properties officeooo:paragraph-rsid="001e6676"/>
    </style:style>
    <style:style style:name="T1" style:family="text">
      <style:text-properties fo:color="#000000" fo:font-size="10pt" officeooo:rsid="0008d424"/>
    </style:style>
    <style:style style:name="T2" style:family="text">
      <style:text-properties fo:color="#000000" fo:font-size="10pt" fo:font-weight="bold" officeooo:rsid="0008d424" style:font-weight-asian="bold" style:font-weight-complex="bold"/>
    </style:style>
    <style:style style:name="T3" style:family="text">
      <style:text-properties fo:color="#ff3333" fo:font-size="10pt" officeooo:rsid="000ac3c5"/>
    </style:style>
    <style:style style:name="T4" style:family="text">
      <style:text-properties fo:color="#ff3333" fo:font-size="10pt" officeooo:rsid="000bbc6c"/>
    </style:style>
    <style:style style:name="T5" style:family="text">
      <style:text-properties fo:color="#ff3333" fo:font-size="10pt" officeooo:rsid="000ce5ab"/>
    </style:style>
    <style:style style:name="T6" style:family="text">
      <style:text-properties fo:color="#ff3333" fo:font-size="10pt" officeooo:rsid="000ebaaa"/>
    </style:style>
    <style:style style:name="T7" style:family="text">
      <style:text-properties fo:color="#ff3333" fo:font-size="10pt" officeooo:rsid="001072a1"/>
    </style:style>
    <style:style style:name="T8" style:family="text">
      <style:text-properties fo:color="#ff3333" fo:font-size="10pt" officeooo:rsid="0010d265"/>
    </style:style>
    <style:style style:name="T9" style:family="text">
      <style:text-properties fo:color="#ff3333" fo:font-size="10pt" officeooo:rsid="0010d833"/>
    </style:style>
    <style:style style:name="T10" style:family="text">
      <style:text-properties fo:color="#ff3333" fo:font-size="10pt" officeooo:rsid="00128744"/>
    </style:style>
    <style:style style:name="T11" style:family="text">
      <style:text-properties fo:color="#ff3333" fo:font-size="10pt" officeooo:rsid="0013f753"/>
    </style:style>
    <style:style style:name="T12" style:family="text">
      <style:text-properties fo:color="#ff3333" fo:font-size="10pt" officeooo:rsid="00145800"/>
    </style:style>
    <style:style style:name="T13" style:family="text">
      <style:text-properties fo:color="#ff3333" fo:font-size="10pt" officeooo:rsid="0017a483"/>
    </style:style>
    <style:style style:name="T14" style:family="text">
      <style:text-properties fo:color="#ff3333" fo:font-size="10pt" officeooo:rsid="00186942"/>
    </style:style>
    <style:style style:name="T15" style:family="text">
      <style:text-properties fo:color="#ff3333" fo:font-size="10pt" officeooo:rsid="0019bafd"/>
    </style:style>
    <style:style style:name="T16" style:family="text">
      <style:text-properties fo:color="#ff3333" fo:font-size="10pt" officeooo:rsid="001b0d8c"/>
    </style:style>
    <style:style style:name="T17" style:family="text">
      <style:text-properties fo:color="#ff3333" fo:font-size="10pt" officeooo:rsid="001cabe3"/>
    </style:style>
    <style:style style:name="T18" style:family="text">
      <style:text-properties fo:color="#ff3333" fo:font-size="10pt" officeooo:rsid="001e6676"/>
    </style:style>
    <style:style style:name="T19" style:family="text">
      <style:text-properties fo:color="#ff3333" fo:font-size="10pt" officeooo:rsid="001fce7d"/>
    </style:style>
    <style:style style:name="T20" style:family="text">
      <style:text-properties fo:color="#ff3333" officeooo:rsid="001cabe3"/>
    </style:style>
    <style:style style:name="T21" style:family="text">
      <style:text-properties fo:font-size="10pt"/>
    </style:style>
    <style:style style:name="T22" style:family="text">
      <style:text-properties fo:font-size="10pt" officeooo:rsid="0008d424"/>
    </style:style>
    <style:style style:name="T23" style:family="text">
      <style:text-properties fo:font-size="10pt" officeooo:rsid="001b0d8c"/>
    </style:style>
    <style:style style:name="T24"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viewer #1: Valdez-Grijalva et al., provide a detailed micromagnetic study of isolated greigite particles focusing on domain state transitions and blocking volumes. Importantly calculations employing the recently implemented nudged elastic band technique reveal that isolated single-domain greigite particles will be superparamagnetic at room temperature and only pseudosingle domain grains can be expected to retain a remanence over geological timescales. A further important component of the manuscript is a proposed mechanism by which pseudosingle domain grains transition into a multidomain state. This is particularly enlightening given ongoing discussions concerning domain state transitions. As such, I think this is an internationally significant piece of research that will be of interest to the readership of Earth and Planetary Science Letters.<text:line-break/><text:line-break/>The manuscript provides an concise introduction to micromagnetic modelling and develops a clear narrative to describe the experiments and unify the results in a coherent manner. In certain places, however, more detailed exposition is needed to help readers see the implications of these findings and their context in a broader rock magnetic and palaeomagnetic setting. I've outlined a number of points below that should help in this regard.<text:line-break/><text:line-break/><text:span text:style-name="T24">Isolated versus aggregated particles</text:span><text:line-break/>The penultimate sentence of the manuscript (lines 551-553) appears to put the work in an unnecessarily negative light. It is true that in nature palaeomagnetically important greigite occurs in clusters rather than as isolated particles, but this does not invalidate your work and delaying this message right until the end of the paper gives the impression that you are somewhat trying to hide it. I would recommend that you discuss this issue in the Introduction and make it clear to the reader that this work is important as a first step towards understanding palaeomagnetic recording by greigite. I would then encourage you to consider the effects of interactions in a future study.</text:p>
      <text:p text:style-name="P5"><text:span text:style-name="T3"><text:tab/>Agreed. </text:span><text:span text:style-name="T7">T</text:span><text:span text:style-name="T3">he nature of this contribution </text:span><text:span text:style-name="T7">is</text:span><text:span text:style-name="T3"> a first step towards understanding the palaeomagnetic recording fidelity of </text:span><text:span text:style-name="T10">non-biogenic </text:span><text:span text:style-name="T3">greigite </text:span><text:span text:style-name="T7">without including the effect of the possibly important interparticle interactions. That</text:span><text:span text:style-name="T3"> should be made clear from the Introduction. </text:span><text:span text:style-name="T9">Text has</text:span><text:span text:style-name="T6"> been </text:span><text:span text:style-name="T9">added</text:span><text:span text:style-name="T6"> in lines </text:span><text:span text:style-name="T8">50–56.</text:span><text:span text:style-name="T1"><text:line-break/><text:line-break/></text:span><text:span text:style-name="T2">Abstract</text:span><text:span text:style-name="T1"><text:line-break/>The statement that only PSD grains &gt; 70 nm can be expected to be reliable palaeomagnetic recorders may be too strong for the Abstract. As you point out later in the manuscript, isolated greigite particles are rare in nature, but this important caveat isn't explicitly stated in the abstract, but is instead inferred by referring to non-interacting particles. Additionally, referring to greigite as a "reliable palaeomagnetic recorder" could be misleading. The literature is full of examples of greigite forming secondary remanences that confuse palaeomagnetic recording. In other words, just because a particle has a relaxation time on the order of billions of years, doesn't mean that it is providing you with a reliable record of the Earth's magnetic field.</text:span></text:p>
      <text:p text:style-name="P8"><text:span text:style-name="T4"><text:tab/>Agreed the abstract can be improved as not to mislead readers. </text:span><text:span text:style-name="T18">Changed sentence to: “It is found that, in the absence of interparticle magnetostatic interactions, the magnetisation of equant SD greigite is not stable on a geological scale and only PSD grains &gt; 70 nm can be expected to carry a stable magnetisation over billion-year timescales, i.e., all non-interacting SD particles are essentially superparamagnetic”.</text:span><text:span text:style-name="T1"><text:line-break/><text:line-break/></text:span><text:span text:style-name="T2">SD to PSD transition</text:span><text:span text:style-name="T1"><text:line-break/>It is important to give a clear definition of what defines PSD and how you detect its onset. My understanding from your manuscript is that the onset of PSD behaviour is marked by the formation of a vortex structure. To my mind this is entirely reasonable, but it is not a fixed definition with the rock magnetic community. Therefore it is important to state your definition. <text:line-break/><text:tab/></text:span><text:span text:style-name="T4">Agreed. </text:span><text:span text:style-name="T10">In this study we are concernced with the zero-field properties </text:span><text:span text:style-name="T11">so in this context it makes sense to characterise the onset of PSD behaviour by the formation of a single-vortex structure. Text has been added in lines 144–146.</text:span></text:p>
      <text:p text:style-name="P5"><text:span text:style-name="T1"><text:line-break/></text:span><text:span text:style-name="T2">Cubic Anisotropy</text:span><text:span text:style-name="T1"><text:line-break/>On lines 77-78 it is stated that the K2 term is neglected because K1 is assumed to be dominant at room temperature. However, the models of the shape and size dependence of domain state in DUNLOP do not include thermal activation. Is it appropriate to assume a negligible K2 in this case?<text:line-break/><text:tab/></text:span><text:span text:style-name="T4">It is appropriate. The lack of thermal activation means that effects such as thermally-activated switching </text:span><text:span text:style-name="T11">and fluctuations</text:span><text:span text:style-name="T4">, etc. are overlooked. However, this does not detract from the conclusion of Winklhofer et al. 2014 that the</text:span><text:span text:style-name="T5">ir data is best </text:span><text:span text:style-name="T4">fit </text:span><text:span text:style-name="T5">by a</text:span><text:span text:style-name="T4"> </text:span><text:span text:style-name="T10">negative</text:span><text:span text:style-name="T4"> K1 </text:span><text:span text:style-name="T5">and negliglible K2 </text:span><text:span text:style-name="T12">(</text:span><text:span text:style-name="T11">at room temperature</text:span><text:span text:style-name="T12">)</text:span><text:span text:style-name="T5">. </text:span><text:span text:style-name="T11">It should be noted, however, that this limitation is addressed by the second half of the paper dealing with the energy barriers. </text:span><text:span text:style-name="T12">This allows us to predict the relaxation times at room temperature; effectively, this is the information a thermally-activated model would provide. Determination of the blocking volumes at different temperatures or the blocking temperatures for a given shape/size are at this point impossible as the fundamental magnetic parameters of greigite are only known at room temperature.</text:span></text:p>
      <text:p text:style-name="P3"><text:line-break/><text:span text:style-name="T24">Thermal activation</text:span><text:line-break/>In the Results and Discussion you develop a clear nomenclature to describe the sizes at which particles change their behaviour. However, it is important to emphasise where thermal activation is included and where it is not. This could either be clearly stated in the text, or incorporated into your developed nomenclature.</text:p>
      <text:p text:style-name="P6"><text:soft-page-break/><text:span text:style-name="T13"><text:tab/></text:span><text:span text:style-name="T5">Agreed. </text:span><text:span text:style-name="T13">In order not to complicate the nomenclature, a short paragraph has been added in lines 173–176.</text:span><text:span text:style-name="T1"><text:line-break/><text:line-break/></text:span><text:span text:style-name="T2">Numerical stability</text:span><text:span text:style-name="T1"><text:line-break/>On lines 385 - 386 it is stated that "the stability of the solutions is only numerical". The term "numerical stability" is then used later in the text. A clear definition of numerical stability and how it should be interpreted would be useful for readers who are less familiar with micromagnetic modelling.<text:line-break/><text:tab/></text:span><text:span text:style-name="T5">Agreed. </text:span><text:span text:style-name="T14">Text has been added in lines 398–402 giving a working definition of the numerical stability we are concerned with.</text:span><text:span text:style-name="T1"><text:line-break/><text:line-break/>Minor comments<text:line-break/>In a number of places, particles are referred to as "equidistant", should this be "equant"?<text:line-break/><text:tab/></text:span><text:span text:style-name="T5">Agreed. </text:span><text:span text:style-name="T14">All instances of ‘equidistant’ changed to ‘equant’.</text:span></text:p>
      <text:p text:style-name="P6"><text:span text:style-name="T1"><text:line-break/>Figures - some of the panels employ very small fonts. You should ensure that these fonts are a reasonable size in the final version.<text:line-break/><text:tab/></text:span><text:span text:style-name="T14">This is </text:span><text:span text:style-name="T5">difficult to achieve </text:span><text:span text:style-name="T14">for </text:span><text:span text:style-name="T5">figures </text:span><text:span text:style-name="T14">(2a-b) and 3 </text:span><text:span text:style-name="T15">as there is not much space left</text:span><text:span text:style-name="T5">. Perhaps </text:span><text:span text:style-name="T14">it </text:span><text:span text:style-name="T5">is best to remove some of the annotations in the figure and add them as captions, instead. </text:span><text:span text:style-name="T14">However, it should be noted that the latex document class elsclass with the review option makes the text width a little smaller than the final print version, so the font will be more visible in a print version. </text:span><text:span text:style-name="T17">Leave</text:span><text:span text:style-name="T14"> the</text:span><text:span text:style-name="T15">se</text:span><text:span text:style-name="T14"> figures as they are for now </text:span><text:span text:style-name="T17">and wait</text:span><text:span text:style-name="T19">ing</text:span><text:span text:style-name="T17"> to hear from the editor.</text:span></text:p>
      <text:p text:style-name="P3"><text:line-break/>Equations - You have written your equations as part of the preceding sentence, so check your punctuation after each equation.</text:p>
      <text:p text:style-name="P6"><text:span text:style-name="T5"><text:tab/></text:span><text:span text:style-name="T16">Punctuation has been fixed throughout.</text:span><text:span text:style-name="T1"><text:line-break/><text:line-break/>line 52 - replace "and recording" with "and palaeomagnetic recording".<text:line-break/><text:tab/></text:span><text:span text:style-name="T16">Done.</text:span></text:p>
      <text:p text:style-name="P6"><text:span text:style-name="T1"><text:line-break/>line 122 - replace "of its" with "of their".<text:line-break/><text:tab/></text:span><text:span text:style-name="T16">Done</text:span><text:span text:style-name="T5">.</text:span></text:p>
      <text:p text:style-name="P6"><text:span text:style-name="T1"><text:line-break/>line 335 - replace "significative" with significant.<text:line-break/><text:tab/></text:span><text:span text:style-name="T16">Done</text:span><text:span text:style-name="T5">.</text:span></text:p>
      <text:p text:style-name="P4"><text:line-break/>line 484 &amp; 492 - given that SP particles are SD, should this be SP-SSD?<text:line-break/><text:tab/><text:span text:style-name="T20">Indeed, it should. Changed three instances of SP-SD to SP-SSD in that paragraph.</text:span></text:p>
      <text:p text:style-name="P4"><text:line-break/>line 538 - replace "stron" with "strong".</text:p>
      <text:p text:style-name="P7"><text:span text:style-name="T22"><text:tab/></text:span><text:span text:style-name="T23">Done</text:span><text:span text:style-name="T21">.</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12:30:41.445013667</meta:creation-date>
    <dc:date>2017-10-09T16:19:09.771701085</dc:date>
    <meta:editing-duration>PT11M33S</meta:editing-duration>
    <meta:editing-cycles>4</meta:editing-cycles>
    <meta:generator>LibreOffice/5.1.6.2$Linux_X86_64 LibreOffice_project/10m0$Build-2</meta:generator>
    <meta:document-statistic meta:table-count="0" meta:image-count="0" meta:object-count="0" meta:page-count="2" meta:paragraph-count="14" meta:word-count="1194" meta:character-count="7513" meta:non-whitespace-character-count="6307"/>
  </office:meta>
</office:document-meta>
</file>